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86cm" fo:margin-left="-0.016cm" fo:margin-right="0.028cm" table:align="margins"/>
    </style:style>
    <style:style style:name="Tabell2.A" style:family="table-column">
      <style:table-column-properties style:column-width="2.671cm" style:rel-column-width="10303*"/>
    </style:style>
    <style:style style:name="Tabell2.B" style:family="table-column">
      <style:table-column-properties style:column-width="7.858cm" style:rel-column-width="30317*"/>
    </style:style>
    <style:style style:name="Tabell2.C" style:family="table-column">
      <style:table-column-properties style:column-width="1.826cm" style:rel-column-width="7043*"/>
    </style:style>
    <style:style style:name="Tabell2.D" style:family="table-column">
      <style:table-column-properties style:column-width="1.64cm" style:rel-column-width="6328*"/>
    </style:style>
    <style:style style:name="Tabell2.E" style:family="table-column">
      <style:table-column-properties style:column-width="1.561cm" style:rel-column-width="6022*"/>
    </style:style>
    <style:style style:name="Tabell2.F" style:family="table-column">
      <style:table-column-properties style:column-width="1.431cm" style:rel-column-width="5522*"/>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transparent" fo:padding="0.097cm" fo:border-left="0.002cm solid #000000" fo:border-right="none" fo:border-top="none" fo:border-bottom="0.002cm solid #000000">
        <style:background-image/>
      </style:table-cell-properties>
    </style:style>
    <style:style style:name="Tabell2.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4" style:family="table-cell">
      <style:table-cell-properties fo:padding="0.097cm" fo:border-left="0.002cm solid #000000" fo:border-right="none" fo:border-top="none" fo:border-bottom="0.002cm solid #000000"/>
    </style:style>
    <style:style style:name="Tabell2.F4" style:family="table-cell">
      <style:table-cell-properties fo:padding="0.097cm" fo:border-left="0.002cm solid #000000" fo:border-right="0.002cm solid #000000" fo:border-top="none" fo:border-bottom="0.002cm solid #000000"/>
    </style:style>
    <style:style style:name="Tabell2.A5" style:family="table-cell">
      <style:table-cell-properties fo:background-color="#00ff00" fo:padding="0.097cm" fo:border-left="0.002cm solid #000000" fo:border-right="none" fo:border-top="none" fo:border-bottom="0.002cm solid #000000">
        <style:background-image/>
      </style:table-cell-properties>
    </style:style>
    <style:style style:name="Tabell2.F5"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1" style:family="table">
      <style:table-properties style:width="16.986cm" table:align="left"/>
    </style:style>
    <style:style style:name="Tabell1.A" style:family="table-column">
      <style:table-column-properties style:column-width="2.655cm"/>
    </style:style>
    <style:style style:name="Tabell1.B" style:family="table-column">
      <style:table-column-properties style:column-width="6.509cm"/>
    </style:style>
    <style:style style:name="Tabell1.C" style:family="table-column">
      <style:table-column-properties style:column-width="2.021cm"/>
    </style:style>
    <style:style style:name="Tabell1.D" style:family="table-column">
      <style:table-column-properties style:column-width="1.707cm"/>
    </style:style>
    <style:style style:name="Tabell1.E" style:family="table-column">
      <style:table-column-properties style:column-width="2.02cm"/>
    </style:style>
    <style:style style:name="Tabell1.F" style:family="table-column">
      <style:table-column-properties style:column-width="2.074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F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1.A3" style:family="table-cell">
      <style:table-cell-properties fo:background-color="#00ff00" fo:padding="0.097cm" fo:border-left="0.002cm solid #000000" fo:border-right="none" fo:border-top="none" fo:border-bottom="0.002cm solid #000000">
        <style:background-image/>
      </style:table-cell-properties>
    </style:style>
    <style:style style:name="Tabell1.F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00%"/>
      <style:text-properties fo:font-size="12pt" fo:font-weight="normal" fo:background-color="#00ff00" style:font-size-asian="12pt" style:font-weight-asian="normal" style:font-size-complex="12pt" style:font-weight-complex="normal"/>
    </style:style>
    <style:style style:name="P5" style:family="paragraph" style:parent-style-name="Standard">
      <style:paragraph-properties fo:break-before="page"/>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style>
    <style:style style:name="P11" style:family="paragraph" style:parent-style-name="Table_20_Contents">
      <style:text-properties fo:background-color="#00ff00"/>
    </style:style>
    <style:style style:name="P12"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3"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4"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bold" style:text-blinking="false" fo:background-color="#00ff00" style:font-weight-asian="bold" style:font-weight-complex="bold"/>
    </style:style>
    <style:style style:name="P17" style:family="paragraph" style:parent-style-name="Text_20_body" style:list-style-name="L1">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19"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20"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21"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00ff00"/>
    </style:style>
    <style:style style:name="T5" style:family="text">
      <style:text-properties fo:font-variant="normal" fo:text-transform="none" fo:color="#333333" style:text-line-through-style="none" style:font-name="Times New Roman1" fo:letter-spacing="normal" fo:font-style="normal" style:text-underline-style="none" style:text-blinking="false"/>
    </style:style>
    <style:style style:name="T6"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8" style:family="text">
      <style:text-properties style:font-size-asian="12pt" style:font-weight-asian="normal" style:font-size-complex="12pt" style:font-weight-complex="normal"/>
    </style:style>
    <style:style style:name="T9" style:family="text">
      <style:text-properties fo:background-color="#cccc00"/>
    </style:style>
    <style:style style:name="T10" style:family="text">
      <style:text-properties fo:background-color="transparen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2">AF1.1</text:p>
          </table:table-cell>
          <table:table-cell table:style-name="Tabell2.A2" office:value-type="string">
            <text:p text:style-name="P2">[1.0]Starta spelet</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3h</text:p>
          </table:table-cell>
          <table:table-cell table:style-name="Tabell2.F2" office:value-type="string">
            <text:p text:style-name="Table_20_Contents"/>
          </table:table-cell>
        </table:table-row>
        <table:table-row>
          <table:table-cell table:style-name="Tabell2.F2" table:number-columns-spanned="6" office:value-type="string">
            <text:p text:style-name="P2">-När spelet startas ska man komma till en meny, där har man tre val:<text:line-break/><text:tab/>-A. Trycka på starta spelet &gt; Spelet startas <text:line-break/><text:span text:style-name="T9"><text:tab/>-B. Trycka på Information om spelet &gt; En guide som berättar "storyn" till spelet </text:span><text:line-break/><text:tab/>-C. Trycka på visa guideFilm &gt; Visar guidefilm<text:line-break/><text:tab/></text:p>
          </table:table-cell>
          <table:covered-table-cell/>
          <table:covered-table-cell/>
          <table:covered-table-cell/>
          <table:covered-table-cell/>
          <table:covered-table-cell/>
        </table:table-row>
        <table:table-row>
          <table:table-cell table:style-name="Tabell2.A4" office:value-type="string">
            <text:p text:style-name="P3">AF1.2</text:p>
          </table:table-cell>
          <table:table-cell table:style-name="Tabell2.A4" office:value-type="string">
            <text:list xml:id="list1456791289778688344" text:style-name="L1">
              <text:list-header>
                <text:p text:style-name="P12">[1.0]Lägg till data </text:p>
              </text:list-header>
            </text:list>
          </table:table-cell>
          <table:table-cell table:style-name="Tabell2.A4" office:value-type="string">
            <text:p text:style-name="Table_20_Contents">Påbörjad</text:p>
          </table:table-cell>
          <table:table-cell table:style-name="Tabell2.A4" office:value-type="string">
            <text:p text:style-name="Table_20_Contents">1h</text:p>
          </table:table-cell>
          <table:table-cell table:style-name="Tabell2.A4" office:value-type="string">
            <text:p text:style-name="Table_20_Contents">5h</text:p>
          </table:table-cell>
          <table:table-cell table:style-name="Tabell2.F4" office:value-type="string">
            <text:p text:style-name="Table_20_Contents"/>
          </table:table-cell>
        </table:table-row>
        <table:table-row>
          <table:table-cell table:style-name="Tabell2.A5" office:value-type="string">
            <text:p text:style-name="P3">FUL BUGG!</text:p>
          </table:table-cell>
          <table:table-cell table:style-name="Tabell2.A5" office:value-type="string">
            <text:list xml:id="list20382014" text:continue-numbering="true" text:style-name="L1">
              <text:list-header>
                <text:p text:style-name="P12">Bilderna visas inte när de skrivs in (med metoden DrawImage) för att de inte är inladdade innan. Vet inte hur jag ska lösa detta men jag får ut "tomma" bilder på skärmen.</text:p>
                <text:p text:style-name="P12">Om jag trycker på "back" knappen (som inte syns) när spelet har laddats så laddas dock alla bilder in korrekt, Hmm!</text:p>
              </text:list-header>
            </text:list>
            <text:p text:style-name="P16">Klar, snabbfix = setTimeout och sedan kontaktar funktionen som bygger upp rummet. </text:p>
          </table:table-cell>
          <table:table-cell table:style-name="Tabell2.A5" office:value-type="string">
            <text:p text:style-name="Table_20_Contents">TYP KLAR!</text:p>
            <text:p text:style-name="Table_20_Contents">(Dålig lösning..)</text:p>
          </table:table-cell>
          <table:table-cell table:style-name="Tabell2.A5" office:value-type="string">
            <text:p text:style-name="Table_20_Contents"/>
          </table:table-cell>
          <table:table-cell table:style-name="Tabell2.A5" office:value-type="string">
            <text:p text:style-name="Table_20_Contents">?Xh</text:p>
          </table:table-cell>
          <table:table-cell table:style-name="Tabell2.F5" office:value-type="string">
            <text:p text:style-name="Table_20_Contents">5h</text:p>
          </table:table-cell>
        </table:table-row>
        <table:table-row>
          <table:table-cell table:style-name="Tabell2.A5" office:value-type="string">
            <text:p text:style-name="P3">--</text:p>
          </table:table-cell>
          <table:table-cell table:style-name="Tabell2.A5" office:value-type="string">
            <text:list xml:id="list20397438" text:continue-numbering="true" text:style-name="L1">
              <text:list-header>
                <text:p text:style-name="P12">Karaktärernas namn syns nu vid intervjuer</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0398414" text:continue-numbering="true" text:style-name="L1">
              <text:list-header>
                <text:p text:style-name="P12">Kan inte "Accuse"/prata med "Victim" + markerat vem som är "Victim"</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0379107" text:continue-numbering="true" text:style-name="L1">
              <text:list-header>
                <text:p text:style-name="P12">ToolTip</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Xh?</text:p>
          </table:table-cell>
          <table:table-cell table:style-name="Tabell2.F5" office:value-type="string">
            <text:p text:style-name="Table_20_Contents">2h</text:p>
          </table:table-cell>
        </table:table-row>
        <table:table-row>
          <table:table-cell table:style-name="Tabell2.A5" office:value-type="string">
            <text:p text:style-name="P3">--</text:p>
          </table:table-cell>
          <table:table-cell table:style-name="Tabell2.A5" office:value-type="string">
            <text:list xml:id="list20388617" text:continue-numbering="true" text:style-name="L1">
              <text:list-header>
                <text:p text:style-name="P12">Namn ska tilldelas till rollerna </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3h</text:p>
          </table:table-cell>
          <table:table-cell table:style-name="Tabell2.F5" office:value-type="string">
            <text:p text:style-name="Table_20_Contents">3h</text:p>
          </table:table-cell>
        </table:table-row>
        <table:table-row>
          <table:table-cell table:style-name="Tabell2.A5" office:value-type="string">
            <text:p text:style-name="P3">--</text:p>
          </table:table-cell>
          <table:table-cell table:style-name="Tabell2.A5" office:value-type="string">
            <text:list xml:id="list20388378" text:continue-numbering="true" text:style-name="L1">
              <text:list-header>
                <text:p text:style-name="P12">Uppdatera grafik</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5h</text:p>
          </table:table-cell>
        </table:table-row>
        <table:table-row>
          <table:table-cell table:style-name="Tabell2.F4" table:number-columns-spanned="6" office:value-type="string">
            <text:p text:style-name="P3">-Klart, men vissa marginaler behöver fixas till, samt positionering i rummen behöver anpassas/ändras..<text:line-break/><text:tab/>-Garderoberna i alla rum behöver fixas<text:line-break/><text:tab/>-Ledtrådarna i vissa rum behöver ompositioneras </text:p>
          </table:table-cell>
          <table:covered-table-cell/>
          <table:covered-table-cell/>
          <table:covered-table-cell/>
          <table:covered-table-cell/>
          <table:covered-table-cell/>
        </table:table-row>
        <table:table-row>
          <table:table-cell table:style-name="Tabell2.A5" office:value-type="string">
            <text:p text:style-name="P3">--</text:p>
          </table:table-cell>
          <table:table-cell table:style-name="Tabell2.A5" office:value-type="string">
            <text:list xml:id="list20376527" text:continue-numbering="true" text:style-name="L1">
              <text:list-header>
                <text:p text:style-name="P12">Intervjua karaktärer (Missat krav..)</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3h</text:p>
          </table:table-cell>
        </table:table-row>
        <table:table-row>
          <table:table-cell table:style-name="Tabell2.F4" table:number-columns-spanned="6" office:value-type="string">
            <text:p text:style-name="P4">Detta är ett "missat krav", men den är halvt klar. <text:line-break/>Detta är vad som saknas på "intervju" funktionen.<text:line-break/>-Karaktärer ska synas att de finns i olika rum (toolbar med Ansikten)</text:p>
            <text:p text:style-name="P4">-När ett ansikte trycks på så ska man komma till en dialog med den karaktären</text:p>
          </table:table-cell>
          <table:covered-table-cell/>
          <table:covered-table-cell/>
          <table:covered-table-cell/>
          <table:covered-table-cell/>
          <table:covered-table-cell/>
        </table:table-row>
        <table:table-row>
          <table:table-cell table:style-name="Tabell2.A5" office:value-type="string">
            <text:p text:style-name="P3">AF1.7</text:p>
          </table:table-cell>
          <table:table-cell table:style-name="Tabell2.A5" office:value-type="string">
            <text:list xml:id="list20380338" text:continue-numbering="true" text:style-name="L1">
              <text:list-header>
                <text:p text:style-name="P12">[1.0] Anklaga mördaren</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4h</text:p>
          </table:table-cell>
          <table:table-cell table:style-name="Tabell2.F5" office:value-type="string">
            <text:p text:style-name="Table_20_Contents">5h</text:p>
          </table:table-cell>
        </table:table-row>
        <table:table-row>
          <table:table-cell table:style-name="Tabell2.F4" table:number-columns-spanned="6" office:value-type="string">
            <text:p text:style-name="P6"><text:span text:style-name="T4">-check-Bygga en ruta som innehåller knappar till karaktärerna man kan gissa på.</text:span><text:line-break/><text:tab/><text:span text:style-name="T4">-Check-Göra rutorna klickbara</text:span><text:line-break/><text:soft-page-break/><text:tab/><text:span text:style-name="T4">-Check-När man trycker på en ruta ska en förstorning på karaktären synas och en bekräfta </text:span><text:span text:style-name="T10"><text:tab/></text:span><text:span text:style-name="T4">knapp <text:tab/>ska snyas..</text:span></text:p>
            <text:p text:style-name="P6"><text:tab/><text:tab/><text:span text:style-name="T4">-CHECK-Beroende på om man tryckt på mördaren ska man:<text:line-break/></text:span><text:span text:style-name="T10"><text:tab/><text:tab/><text:tab/></text:span><text:span text:style-name="T4">-A. (Mördaren är tryckt på): Vinna spelet<text:line-break/></text:span><text:span text:style-name="T10"><text:tab/><text:tab/><text:tab/></text:span><text:span text:style-name="T4">-B. (Mördaren är ej tryckt på): Förlorar spelet</text:span><text:line-break/><text:tab/><text:tab/></text:p>
            <text:p text:style-name="P7"><text:line-break/></text:p>
          </table:table-cell>
          <table:covered-table-cell/>
          <table:covered-table-cell/>
          <table:covered-table-cell/>
          <table:covered-table-cell/>
          <table:covered-table-cell/>
        </table:table-row>
        <table:table-row>
          <table:table-cell table:style-name="Tabell2.A4" office:value-type="string">
            <text:p text:style-name="P3">AF1.8</text:p>
          </table:table-cell>
          <table:table-cell table:style-name="Tabell2.A4" office:value-type="string">
            <text:list xml:id="list20393969" text:continue-numbering="true" text:style-name="L1">
              <text:list-header>
                <text:p text:style-name="P12">[1.0] Tidspoäng</text:p>
              </text:list-header>
            </text:list>
          </table:table-cell>
          <table:table-cell table:style-name="Tabell2.A4" office:value-type="string">
            <text:p text:style-name="Table_20_Contents">Påbörjad</text:p>
          </table:table-cell>
          <table:table-cell table:style-name="Tabell2.A4" office:value-type="string">
            <text:p text:style-name="Table_20_Contents">4h</text:p>
          </table:table-cell>
          <table:table-cell table:style-name="Tabell2.A4" office:value-type="string">
            <text:p text:style-name="Table_20_Contents">6h</text:p>
          </table:table-cell>
          <table:table-cell table:style-name="Tabell2.F4" office:value-type="string">
            <text:p text:style-name="Table_20_Contents"/>
          </table:table-cell>
        </table:table-row>
        <table:table-row>
          <table:table-cell table:style-name="Tabell2.F4" table:number-columns-spanned="6" office:value-type="string">
            <text:list xml:id="list20373677" text:continue-numbering="true" text:style-name="L1">
              <text:list-header>
                <text:p text:style-name="P19">-CHECK-Spelaren ska starta med en pot spelpoäng<text:line-break/><text:line-break/>-CHECK-Poängen ska synas i hudden</text:p>
                <text:p text:style-name="P12"><text:line-break/><text:span text:style-name="T4">-Check-Poängen ska dras av när spelaren gör saker.</text:span></text:p>
                <text:p text:style-name="P12"/>
                <text:p text:style-name="P12">-När poängen kommer ner till noll (slås över från antingen 1 till ett värde mindre än 1) ska spelet avslutas och spelaren har förlorat.<text:line-break/><text:tab/>-En skärm ska visas som säger att man har avslutat spelet, val ska kunna göras om man vill <text:line-break/><text:tab/>starta om eller återgå till menyn.</text:p>
                <text:p text:style-name="P13"><text:lin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2.A5" office:value-type="string">
            <text:p text:style-name="P4">AF1.9</text:p>
          </table:table-cell>
          <table:table-cell table:style-name="Tabell2.A5" office:value-type="string">
            <text:list xml:id="list20396674" text:continue-numbering="true" text:style-name="L1">
              <text:list-header>
                <text:p text:style-name="P14">[1.0]<text:span text:style-name="T8">Spelaren kan "rota"</text:span></text:p>
              </text:list-header>
            </text:list>
          </table:table-cell>
          <table:table-cell table:style-name="Tabell2.A5" office:value-type="string">
            <text:p text:style-name="P11">KLAR</text:p>
          </table:table-cell>
          <table:table-cell table:style-name="Tabell2.A5" office:value-type="string">
            <text:p text:style-name="P11">5h</text:p>
          </table:table-cell>
          <table:table-cell table:style-name="Tabell2.A5" office:value-type="string">
            <text:p text:style-name="P11">7h</text:p>
          </table:table-cell>
          <table:table-cell table:style-name="Tabell2.F5" office:value-type="string">
            <text:p text:style-name="P11"/>
          </table:table-cell>
        </table:table-row>
        <table:table-row>
          <table:table-cell table:style-name="Tabell2.F4" table:number-columns-spanned="6" office:value-type="string">
            <text:p text:style-name="P7"><text:span text:style-name="T4">-CHECK-Containrar ska bli klickbara.</text:span><text:line-break/><text:line-break/><text:span text:style-name="T4">-CHECK-Vid tryck på container ska Funktion öppnas som visar GameCards i containern! <text:line-break/><text:tab/>-CHECK-Bygg ruta som innehåller Knappar<text:line-break/><text:line-break/>-CHECK-Kort kan nu <text:s/>väljas och skickas till blippFunktionen.</text:span></text:p>
          </table:table-cell>
          <table:covered-table-cell/>
          <table:covered-table-cell/>
          <table:covered-table-cell/>
          <table:covered-table-cell/>
          <table:covered-table-cell/>
        </table:table-row>
        <table:table-row>
          <table:table-cell table:style-name="Tabell2.A4" office:value-type="string">
            <text:p text:style-name="P3">AF1.4 +1.4.2</text:p>
          </table:table-cell>
          <table:table-cell table:style-name="Tabell2.A4" office:value-type="string">
            <text:list xml:id="list20385953" text:continue-numbering="true" text:style-name="L1">
              <text:list-header>
                <text:p text:style-name="P12">[1.0] <text:span text:style-name="T8">Anteckna</text:span></text:p>
              </text:list-header>
            </text:list>
            <text:p text:style-name="P7"/>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7h</text:p>
          </table:table-cell>
          <table:table-cell table:style-name="Tabell2.F4" office:value-type="string">
            <text:p text:style-name="Table_20_Contents"/>
          </table:table-cell>
        </table:table-row>
        <table:table-row>
          <table:table-cell table:style-name="Tabell2.F4" table:number-columns-spanned="6" office:value-type="string">
            <text:list xml:id="list20393053" text:continue-numbering="true" text:style-name="L1">
              <text:list-header>
                <text:p text:style-name="P13">-Kunna öppna en ruta att skriva i </text:p>
                <text:p text:style-name="P13"><text:line-break/>-Spara ner det som skrivits i rutan när rutan stängs ner<text:line-break/><text:line-break/>-Kunna ta bort det man skrivit</text:p>
              </text:list-header>
            </text:list>
          </table:table-cell>
          <table:covered-table-cell/>
          <table:covered-table-cell/>
          <table:covered-table-cell/>
          <table:covered-table-cell/>
          <table:covered-table-cell/>
        </table:table-row>
        <table:table-row>
          <table:table-cell table:style-name="Tabell2.A5" office:value-type="string">
            <text:p text:style-name="P3">Data</text:p>
          </table:table-cell>
          <table:table-cell table:style-name="Tabell2.A5" office:value-type="string">
            <text:list xml:id="list20374547" text:continue-numbering="true" text:style-name="L1">
              <text:list-header>
                <text:p text:style-name="P12">Ladda in den nya grafiken</text:p>
              </text:list-header>
            </text:list>
          </table:table-cell>
          <table:table-cell table:style-name="Tabell2.A5" office:value-type="string">
            <text:p text:style-name="Table_20_Contents">KLAR!</text:p>
          </table:table-cell>
          <table:table-cell table:style-name="Tabell2.A5" office:value-type="string">
            <text:p text:style-name="Table_20_Contents">1h</text:p>
          </table:table-cell>
          <table:table-cell table:style-name="Tabell2.A5" office:value-type="string">
            <text:p text:style-name="Table_20_Contents">1h</text:p>
          </table:table-cell>
          <table:table-cell table:style-name="Tabell2.F5" office:value-type="string">
            <text:p text:style-name="Table_20_Contents"/>
          </table:table-cell>
        </table:table-row>
        <table:table-row>
          <table:table-cell table:style-name="Tabell2.A4" office:value-type="string">
            <text:p text:style-name="P3">Buggar</text:p>
          </table:table-cell>
          <table:table-cell table:style-name="Tabell2.A4" office:value-type="string">
            <text:list xml:id="list20393123" text:continue-numbering="true" text:style-name="L1">
              <text:list-header>
                <text:p text:style-name="P12">Buggar</text:p>
              </text:list-header>
            </text:list>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3h</text:p>
          </table:table-cell>
          <table:table-cell table:style-name="Tabell2.F4" office:value-type="string">
            <text:p text:style-name="Table_20_Contents">6.5h</text:p>
          </table:table-cell>
        </table:table-row>
        <text:soft-page-break/>
        <table:table-row>
          <table:table-cell table:style-name="Tabell2.F4" table:number-columns-spanned="6" office:value-type="string">
            <text:list xml:id="list20386439" text:continue-numbering="true" text:style-name="L1">
              <text:list-header>
                <text:p text:style-name="P17">-Check-Se till att knappar blir inaktiverade/aktiverade när dem ska bli.</text:p>
                <text:p text:style-name="P12"><text:line-break/><text:span text:style-name="T4">-CHECK-färger/textstorlek/font ska vara rätt vid alla dialoger..</text:span></text:p>
                <text:p text:style-name="P14"/>
                <text:p text:style-name="P14">-Check- se till att bakgrunder blir nedgråade när man kommer till till intervjuer/blippbox..</text:p>
                <text:p text:style-name="P14"/>
                <text:p text:style-name="P12"><text:span text:style-name="T4">-Check-Fixat marginaler etc på BlippBoxen..</text:span><text:line-break/></text:p>
                <text:p text:style-name="P15">-Lägg in den nya (slutgiltiga) grafiken * <text:span text:style-name="T4">Typ klar<text:line-break/></text:span></text:p>
                <text:p text:style-name="P14">KLAR-Bytt ut knappar,</text:p>
                <text:p text:style-name="P15"><text:span text:style-name="T4">KLAR- Blockat vissa knappar när vissa komponenter är aktiva<text:line-break/></text:span><text:span text:style-name="T4">KLAR-Tidspoäng tas nu bort som de ska </text:span><text:line-break/><text:line-break/><text:span text:style-name="T4">-CHECK-Fixa storlekar på karaktärer så att de har rätt propotioner..</text:span></text:p>
              </text:list-header>
            </text:list>
            <text:p text:style-name="P9"/>
            <text:p text:style-name="P8">-CHECk-Fixat buggig back-knapp </text:p>
            <text:list xml:id="list20395535" text:continue-numbering="true" text:style-name="L1">
              <text:list-header>
                <text:p text:style-name="P12"/>
                <text:p text:style-name="P12">-All data ska rensas när spelplanen läggs ner, alternativt sparas och laddas in igen om det finns en session som inte är äldre än 10 min(?)</text:p>
              </text:list-header>
            </text:list>
            <text:p text:style-name="P6"/>
            <text:p text:style-name="P6">-Byta ordning på hur data läses in BuildRomFunktionen, Hudden ska läsas in Sist..</text:p>
            <text:p text:style-name="P6"/>
            <text:p text:style-name="P10"><text:span text:style-name="T6">-Göra om alla PNG till SVG = </text:span><text:a xlink:type="simple" xlink:href="http://vectormagic.com/home"><text:span text:style-name="T7">http://vectormagic.com/home</text:span></text:a> <text:s text:c="2"/>(?)</text:p>
          </table:table-cell>
          <table:covered-table-cell/>
          <table:covered-table-cell/>
          <table:covered-table-cell/>
          <table:covered-table-cell/>
          <table:covered-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Summa</text:p>
          </table:table-cell>
          <table:table-cell table:style-name="Tabell2.A4" office:value-type="string">
            <text:p text:style-name="Table_20_Contents"/>
          </table:table-cell>
          <table:table-cell table:style-name="Tabell2.A4" office:value-type="string">
            <text:p text:style-name="Table_20_Contents">28h</text:p>
          </table:table-cell>
          <table:table-cell table:style-name="Tabell2.F4" office:value-type="string">
            <text:p text:style-name="Table_20_Contents">13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sedan föregående iteration</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141h</text:p>
            <text:p text:style-name="Table_20_Contents">(141h+13h = <text:line-break/>154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totalt i projektet</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Kvar</text:p>
          </table:table-cell>
          <table:table-cell table:style-name="Tabell2.A4" office:value-type="string">
            <text:p text:style-name="Table_20_Contents"/>
          </table:table-cell>
          <table:table-cell table:style-name="Tabell2.F4" table:number-columns-spanned="2" office:value-type="string">
            <text:p text:style-name="Table_20_Contents">240h – 154h = 86h</text:p>
          </table:table-cell>
          <table:covered-table-cell/>
        </table:table-row>
      </table:table>
      <text:p text:style-name="P5">OLDS: Här sparar jag gamla tidsloggar för att kunna se anteckningar som jag gjort.. dessa kan ignorerars och är inte del av <text:span text:style-name="T2">iteration 5</text:span>..</text:p>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Nedlagd Tid</text:p>
          </table:table-cell>
          <table:table-cell table:style-name="Tabell1.A1" office:value-type="string">
            <text:p text:style-name="Table_20_Contents">Skattad Tid</text:p>
          </table:table-cell>
          <table:table-cell table:style-name="Tabell1.F1" office:value-type="string">
            <text:p text:style-name="Table_20_Contents">Verklig Tid</text:p>
          </table:table-cell>
        </table:table-row>
        <table:table-row>
          <table:table-cell table:style-name="Tabell1.A2" office:value-type="string">
            <text:p text:style-name="P3">AF1.2</text:p>
          </table:table-cell>
          <table:table-cell table:style-name="Tabell1.A2" office:value-type="string">
            <text:list xml:id="list20402194" text:continue-numbering="true" text:style-name="L1">
              <text:list-header>
                <text:p text:style-name="P12">[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1h</text:p>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3" office:value-type="string">
            <text:p text:style-name="P3">AF1.2</text:p>
          </table:table-cell>
          <table:table-cell table:style-name="Tabell1.A3" office:value-type="string">
            <text:list xml:id="list20391865" text:continue-numbering="true" text:style-name="L1">
              <text:list-header>
                <text:p text:style-name="P20">[2.0]Skriv klart "Motive"-funktionen</text:p>
              </text:list-header>
            </text:list>
          </table:table-cell>
          <table:table-cell table:style-name="Tabell1.A3" office:value-type="string">
            <text:p text:style-name="Table_20_Contents">Klar</text:p>
          </table:table-cell>
          <table:table-cell table:style-name="Tabell1.A3" office:value-type="string">
            <text:p text:style-name="Table_20_Contents">15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F2" table:number-columns-spanned="6" office:value-type="string">
            <text:p text:style-name="P3">Funktionen är allmänt bråkig: <text:line-break/>-av typen Clue verkar det bli dubletter, de ligger alltid brevid varandra <text:line-break/>^De som får samma nummer hamnar alltid efter varandra.. <text:line-break/>^Den sista får ibland så många som ALLA kort blir likadana.</text:p>
            <text:p text:style-name="P3"/>
            <text:p text:style-name="P3">Alla Buggar Fixade ! :D.<text:line-break/><text:span text:style-name="T1">Det som krånglade var att jag hade satt -1 i forLoopas. Bla.. </text:span></text:p>
            <text:p text:style-name="P3"><text:line-break/>Funktionen är klar till den delen av att det är en grund! <text:line-break/>Det behövs lite mer saker i funktionen, men det är saker som är "nestlade" med andra funktioner, så som att kunna klicka på en ledtråd, att placera ut ledtrådar. <text:line-break/><text:line-break/>Möjligtvis att jag fixar:<text:line-break/>-Se till att ledtrådar inte laddar in systematiskt eftervad som finns, utan istället slumpat (</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0403564" text:continue-numbering="true" text:style-name="L1">
              <text:list-header>
                <text:p text:style-name="P20">[3.1]Funktion som granskar actors Kort och erbjuder frågor att ställa</text:p>
              </text:list-header>
            </text:list>
          </table:table-cell>
          <table:table-cell table:style-name="Tabell1.A3" office:value-type="string">
            <text:p text:style-name="Table_20_Contents">Klar!</text:p>
          </table:table-cell>
          <table:table-cell table:style-name="Tabell1.A3" office:value-type="string">
            <text:p text:style-name="Table_20_Contents">14h</text:p>
          </table:table-cell>
          <table:table-cell table:style-name="Tabell1.A3" office:value-type="string">
            <text:p text:style-name="Table_20_Contents"/>
          </table:table-cell>
          <table:table-cell table:style-name="Tabell1.F3" office:value-type="string">
            <text:p text:style-name="Table_20_Contents">4h</text:p>
          </table:table-cell>
        </table:table-row>
        <table:table-row>
          <table:table-cell table:style-name="Tabell1.F2" table:number-columns-spanned="6" office:value-type="string">
            <text:p text:style-name="P3">^det finns mycket delar kvar från 3.1 som ska genomföras, delar som involverar själva kopplingen mellan karaktärens data och datan som skrivs ut i rutan, även data gällande vilka frågor man kan ställa samt hur de ska ändras. </text:p>
            <text:p text:style-name="P3">Vad som är gjort: Funktion som tar hand om text data, man kan nu trycka på vilken fråga man vill ställa, bläddra upp och ner om det finns fler fråge-alternativ.<text:line-break/></text:p>
            <text:p text:style-name="P3">Det mesta är klart, frågorna kan frågas och rullar på fint. Det finns dock vissa saker som behövs:<text:line-break/><text:span text:style-name="T4">CHECK-Se till att standardfrågorna alltid kan väljas (eller iaf avsluta)<text:tab/><text:line-break/>CHECK-Se till att karaktärsbild laddas<text:tab/><text:tab/><text:tab/><text:tab/><text:tab/><text:line-break/>CHECK-Se till att karaktärsbild ändras beroende på Emotionstate..<text:tab/></text:span></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0381006" text:continue-numbering="true" text:style-name="L1">
              <text:list-header>
                <text:p text:style-name="P20">[3.2]Funktion som granskar ledtråds Korts CardData och hämtar rätt data beroende på vem man frågar</text:p>
              </text:list-header>
            </text:list>
          </table:table-cell>
          <table:table-cell table:style-name="Tabell1.A3" office:value-type="string">
            <text:p text:style-name="Table_20_Contents">KLAR</text:p>
          </table:table-cell>
          <table:table-cell table:style-name="Tabell1.A3" office:value-type="string">
            <text:p text:style-name="Table_20_Contents"/>
          </table:table-cell>
          <table:table-cell table:style-name="Tabell1.A3" office:value-type="string">
            <text:p text:style-name="Table_20_Contents">7h</text:p>
          </table:table-cell>
          <table:table-cell table:style-name="Tabell1.F3" office:value-type="string">
            <text:p text:style-name="Table_20_Contents">9h</text:p>
          </table:table-cell>
        </table:table-row>
        <table:table-row>
          <table:table-cell table:style-name="Tabell1.F2" table:number-columns-spanned="6" office:value-type="string">
            <text:p text:style-name="P3">TODO:<text:line-break/><text:span text:style-name="T4">CHECK-Gör ledtrådskort Klickbara<text:tab/><text:tab/><text:tab/><text:tab/><text:tab/><text:tab/><text:tab/><text:tab/><text:tab/></text:span><text:line-break/><text:span text:style-name="T4">CHECK-Klicket = Öppnar BlipperFunktion(Som låter en välja en Actor att fråga om kortet..)<text:tab/></text:span></text:p>
            <text:p text:style-name="P4">-Dialog funktion, Som granskar kortet, hämtar rätt data erbjuder svaren etc! (vissa delar är klara..)</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0399592" text:continue-numbering="true" text:style-name="L1">
              <text:list-header>
                <text:p text:style-name="P21">Skriva en funktion som hanterar text.. (från actors..)</text:p>
              </text:list-header>
            </text:list>
          </table:table-cell>
          <table:table-cell table:style-name="Tabell1.A3" office:value-type="string">
            <text:p text:style-name="Table_20_Contents">KLAR</text:p>
          </table:table-cell>
          <table:table-cell table:style-name="Tabell1.A3" office:value-type="string">
            <text:p text:style-name="Table_20_Contents">6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0378064" text:continue-numbering="true" text:style-name="L1">
              <text:list-header>
                <text:p text:style-name="P20">[1.1]Bygga rummen</text:p>
              </text:list-header>
            </text:list>
          </table:table-cell>
          <table:table-cell table:style-name="Tabell1.A3" office:value-type="string">
            <text:p text:style-name="Table_20_Contents">Klar</text:p>
          </table:table-cell>
          <table:table-cell table:style-name="Tabell1.A3" office:value-type="string">
            <text:p text:style-name="Table_20_Contents">1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0400558" text:continue-numbering="true" text:style-name="L1">
              <text:list-header>
                <text:p text:style-name="P20">[1.2]Bygga Hudden</text:p>
              </text:list-header>
            </text:list>
          </table:table-cell>
          <table:table-cell table:style-name="Tabell1.A3" office:value-type="string">
            <text:p text:style-name="Table_20_Contents">Klar (Behövs förbättras)</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0392260" text:continue-numbering="true" text:style-name="L1">
              <text:list-header>
                <text:p text:style-name="P20">[2.0] Funktion som läser in ledtrådar i rummen</text:p>
              </text:list-header>
            </text:list>
          </table:table-cell>
          <table:table-cell table:style-name="Tabell1.A3" office:value-type="string">
            <text:p text:style-name="Table_20_Contents">Klar! </text:p>
          </table:table-cell>
          <table:table-cell table:style-name="Tabell1.A3" office:value-type="string">
            <text:p text:style-name="Table_20_Contents">3h</text:p>
          </table:table-cell>
          <table:table-cell table:style-name="Tabell1.A3" office:value-type="string">
            <text:p text:style-name="Table_20_Contents">4h</text:p>
          </table:table-cell>
          <table:table-cell table:style-name="Tabell1.F3" office:value-type="string">
            <text:p text:style-name="Table_20_Contents">24h</text:p>
          </table:table-cell>
        </table:table-row>
        <text:soft-page-break/>
        <table:table-row>
          <table:table-cell table:style-name="Tabell1.F2" table:number-columns-spanned="6" office:value-type="string">
            <text:p text:style-name="P3">Funktionen är klar till större del! Det som behövs göras :<text:line-break/>-Se till att bilderna får bättre storlek</text:p>
            <text:p text:style-name="P3">-Se till att Containrarna fylls med kort också! :D<text:line-break/>-Se till att man kan klicka på bilderna (obs, detta är del av en annan funktion (typ :<text:span text:style-name="T5">[3.2]</text:span>)..)</text:p>
          </table:table-cell>
          <table:covered-table-cell/>
          <table:covered-table-cell/>
          <table:covered-table-cell/>
          <table:covered-table-cell/>
          <table:covered-table-cell/>
        </table:table-row>
        <table:table-row>
          <table:table-cell table:style-name="Tabell1.A3" office:value-type="string">
            <text:p text:style-name="P3">AF1.6</text:p>
          </table:table-cell>
          <table:table-cell table:style-name="Tabell1.A3" office:value-type="string">
            <text:list xml:id="list20391717" text:continue-numbering="true" text:style-name="L1">
              <text:list-header>
                <text:p text:style-name="P21">Placerat ut vissa knappar, byggt så att knapparna ska placeras ut automatiskt. Gjort knapparna klickbara, jobbat med en Hover som ska synas när muspekaren går över knapparna..</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0390151" text:continue-numbering="true" text:style-name="L1">
              <text:list-header>
                <text:p text:style-name="P21">Försökt att lösa problem med BuildRoom(),WindowSizing() och placeBackButton() Funktionerna! <text:line-break/>Den fungerar inte riktigt som den ska..</text:p>
              </text:list-header>
            </text:list>
          </table:table-cell>
          <table:table-cell table:style-name="Tabell1.A3" office:value-type="string">
            <text:p text:style-name="Table_20_Contents">KLAR</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0397184" text:continue-numbering="true" text:style-name="L1">
              <text:list-header>
                <text:p text:style-name="P21">Lagt ner tid på att bygga så att man kan trycka på en knapp!</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0374437" text:continue-numbering="true" text:style-name="L1">
              <text:list-header>
                <text:p text:style-name="P21">Lade till så att Scrollen inte påverkar knappars position..</text:p>
              </text:list-header>
            </text:list>
          </table:table-cell>
          <table:table-cell table:style-name="Tabell1.A3" office:value-type="string">
            <text:p text:style-name="Table_20_Contents">Klart</text:p>
          </table:table-cell>
          <table:table-cell table:style-name="Tabell1.A3" office:value-type="string">
            <text:p text:style-name="Table_20_Contents">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
          </table:table-cell>
          <table:table-cell table:style-name="Tabell1.A2" office:value-type="string">
            <text:p text:style-name="Table_20_Contents">36h</text:p>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141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A2" office:value-type="string">
            <text:p text:style-name="Table_20_Contents"/>
          </table:table-cell>
          <table:table-cell table:style-name="Tabell1.F2" table:number-columns-spanned="2" office:value-type="string">
            <text:p text:style-name="Table_20_Contents">240h – 141h = 99h</text:p>
          </table:table-cell>
          <table:covered-table-cell/>
        </table:table-row>
      </table:table>
      <text:p text:style-name="Standard"><text:span text:style-name="T2">Mål</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8DT17H1M3S</meta:editing-duration>
    <meta:editing-cycles>167</meta:editing-cycles>
    <meta:generator>OpenOffice.org/3.4.1$Win32 OpenOffice.org_project/341m1$Build-9593</meta:generator>
    <dc:date>2014-05-27T00:23:14.04</dc:date>
    <meta:document-statistic meta:table-count="2" meta:image-count="0" meta:object-count="0" meta:page-count="5" meta:paragraph-count="187" meta:word-count="1179" meta:character-count="6858"/>
    <meta:user-defined meta:name="Info 1"/>
    <meta:user-defined meta:name="Info 2"/>
    <meta:user-defined meta:name="Info 3"/>
    <meta:user-defined meta:name="Info 4"/>
  </office:meta>
</office:document-meta>
</file>